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62cm" fo:min-width="4.31cm"/>
    </style:style>
    <style:style style:name="gr2" style:family="graphic" style:parent-style-name="standard">
      <style:graphic-properties draw:textarea-horizontal-align="justify" draw:textarea-vertical-align="middle" draw:auto-grow-height="false" fo:min-height="1.576cm" fo:min-width="5.16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6cm" fo:min-width="2.7cm"/>
    </style:style>
    <style:style style:name="gr5" style:family="graphic" style:parent-style-name="standard">
      <style:graphic-properties draw:textarea-horizontal-align="justify" draw:textarea-vertical-align="middle" draw:auto-grow-height="false" fo:min-height="3.05cm" fo:min-width="6.5cm"/>
    </style:style>
    <style:style style:name="gr6" style:family="graphic" style:parent-style-name="standard">
      <style:graphic-properties draw:fill-color="#72bf44" draw:textarea-horizontal-align="justify" draw:textarea-vertical-align="middle" draw:auto-grow-height="false" fo:min-height="6.95cm" fo:min-width="7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72bf4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6.8cm" svg:height="4.4cm" svg:x="1.8cm" svg:y="2.3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6.8cm" svg:height="4.4cm" svg:x="12.3cm" svg:y="23.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9cm" svg:height="2.9cm" svg:x="1.5cm" svg:y="8.4cm">
          <text:p text:style-name="P1">Pobierz liczbę do zmiennej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draw:type="line" svg:x1="5.2cm" svg:y1="6.7cm" svg:x2="6cm" svg:y2="8.4cm" draw:start-shape="id1" draw:start-glue-point="8" draw:end-shape="id2" draw:end-glue-point="5" svg:d="M5200 6700l800 1700" svg:viewBox="0 0 801 1701">
          <text:p/>
        </draw:connector>
        <draw:custom-shape draw:style-name="gr4" draw:text-style-name="P1" xml:id="id3" draw:id="id3" draw:layer="layout" svg:width="6.4cm" svg:height="5.7cm" svg:x="2.3cm" svg:y="13.2cm">
          <text:p text:style-name="P1">for liczby in range(liczba + 1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2" draw:layer="layout" draw:type="line" svg:x1="6cm" svg:y1="11.3cm" svg:x2="5.5cm" svg:y2="13.2cm" draw:start-shape="id2" draw:start-glue-point="8" draw:end-shape="id3" draw:end-glue-point="4" svg:d="M6000 11300l-500 1900" svg:viewBox="0 0 501 1901">
          <text:p/>
        </draw:connector>
        <draw:custom-shape draw:style-name="gr5" draw:text-style-name="P1" xml:id="id4" draw:id="id4" draw:layer="layout" svg:width="7cm" svg:height="3.3cm" svg:x="1.7cm" svg:y="20.2cm">
          <text:p text:style-name="P1">wynik = liczby ** 2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line" svg:x1="5.5cm" svg:y1="18.9cm" svg:x2="5.2cm" svg:y2="20.2cm" draw:start-shape="id3" draw:start-glue-point="6" draw:end-shape="id4" draw:end-glue-point="0" svg:d="M5500 18900l-300 1300" svg:viewBox="0 0 301 1301">
          <text:p/>
        </draw:connector>
        <draw:custom-shape draw:style-name="gr2" draw:text-style-name="P1" xml:id="id5" draw:id="id5" draw:layer="layout" svg:width="9cm" svg:height="2.9cm" svg:x="1.5cm" svg:y="25cm">
          <text:p text:style-name="P1">Wypisz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2" draw:layer="layout" svg:x1="8.7cm" svg:y1="21.85cm" svg:x2="7.125cm" svg:y2="25cm" draw:start-shape="id4" draw:start-glue-point="1" draw:end-shape="id5" draw:end-glue-point="4" svg:d="M8700 21850h501v2400h-2076v750" svg:viewBox="0 0 2077 3151">
          <text:p/>
        </draw:connector>
        <draw:connector draw:style-name="gr3" draw:text-style-name="P2" draw:layer="layout" svg:x1="8.7cm" svg:y1="16.05cm" svg:x2="9.375cm" svg:y2="26.45cm" draw:start-shape="id3" draw:start-glue-point="7" draw:end-shape="id5" draw:end-glue-point="6" svg:d="M8700 16050h2302v10400h-1627" svg:viewBox="0 0 2303 10401">
          <text:p/>
        </draw:connector>
        <draw:connector draw:style-name="gr3" draw:text-style-name="P2" draw:layer="layout" svg:x1="6cm" svg:y1="27.9cm" svg:x2="12.3cm" svg:y2="25.9cm" draw:start-shape="id5" draw:start-glue-point="8" draw:end-shape="id6" draw:end-glue-point="6" svg:d="M6000 27900v502h5401v-2502h899" svg:viewBox="0 0 6301 2503">
          <text:p/>
        </draw:connector>
        <draw:custom-shape draw:style-name="gr6" draw:text-style-name="P3" draw:layer="layout" svg:width="7.8cm" svg:height="7.2cm" svg:x="11.6cm" svg:y="1.9cm">
          <text:p text:style-name="P1">Program wyświetla kwadraty kolejnych liczb naturalnych, począwszy od zera a skończywszy na kwadracie liczby podanej przez użytkownika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1:51:28.478000000</meta:creation-date>
    <dc:date>2018-10-03T22:03:15.609000000</dc:date>
    <meta:editing-duration>PT47S</meta:editing-duration>
    <meta:editing-cycles>1</meta:editing-cycles>
    <meta:document-statistic meta:object-count="13"/>
    <meta:generator>LibreOffice/5.4.3.2$Windows_x86 LibreOffice_project/92a7159f7e4af62137622921e809f8546db437e5</meta:generator>
  </office:meta>
</office:document-meta>
</file>